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Abyssinica SIL" svg:font-family="'Abyssinica SIL'" style:font-pitch="variable"/>
    <style:font-face style:name="cmmi10" svg:font-family="cmmi10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0003" officeooo:paragraph-rsid="001f0003"/>
    </style:style>
    <style:style style:name="P2" style:family="paragraph" style:parent-style-name="Standard">
      <style:text-properties officeooo:paragraph-rsid="001f0003"/>
    </style:style>
    <style:style style:name="P3" style:family="paragraph" style:parent-style-name="Standard">
      <style:text-properties style:font-name="Century Schoolbook L" fo:font-size="12pt" style:font-size-asian="12pt" style:font-size-complex="12pt"/>
    </style:style>
    <style:style style:name="P4" style:family="paragraph" style:parent-style-name="Standard">
      <style:text-properties style:font-name="Century Schoolbook L" fo:font-size="12pt" officeooo:rsid="00208791" officeooo:paragraph-rsid="00208791" style:font-size-asian="12pt" style:font-size-complex="12pt"/>
    </style:style>
    <style:style style:name="P5" style:family="paragraph" style:parent-style-name="Standard">
      <style:text-properties style:font-name="Century Schoolbook L" fo:font-size="12pt" officeooo:paragraph-rsid="00208791" style:font-size-asian="12pt" style:font-size-complex="12pt"/>
    </style:style>
    <style:style style:name="P6" style:family="paragraph" style:parent-style-name="Standard">
      <style:text-properties officeooo:rsid="00208791" officeooo:paragraph-rsid="00208791"/>
    </style:style>
    <style:style style:name="P7" style:family="paragraph" style:parent-style-name="Text_20_body">
      <style:text-properties style:font-name="Century Schoolbook L"/>
    </style:style>
    <style:style style:name="P8" style:family="paragraph" style:parent-style-name="Text_20_body">
      <style:text-properties style:font-name="Century Schoolbook L" officeooo:rsid="00208791" officeooo:paragraph-rsid="00208791"/>
    </style:style>
    <style:style style:name="T1" style:family="text">
      <style:text-properties officeooo:rsid="001f0003"/>
    </style:style>
    <style:style style:name="T2" style:family="text">
      <style:text-properties officeooo:rsid="001ff3a8"/>
    </style:style>
    <style:style style:name="T3" style:family="text">
      <style:text-properties officeooo:rsid="002087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Πίνακας Περιεχομένων Διπλωματικής-Μια πρόχειρη σκέψη:</text:p>
      <text:p text:style-name="P1"/>
      <text:p text:style-name="P1">Κεφάλαιο #1:<text:tab/>Εισαγωγή </text:p>
      <text:p text:style-name="P1"/>
      <text:p text:style-name="P1">Προηγούμενες Μελέτες πάνω στο θέμα:</text:p>
      <text:p text:style-name="P1"/>
      <text:p text:style-name="P7"><text:span text:style-name="T3">I.</text:span>Identifying Authorities in Online Communities-<text:span text:style-name="T2">http://tist.acm.org/papers/ACM-TIST-V6N3-TIST-2014-02-0057.R2.pdf</text:span></text:p>
      <text:p text:style-name="P7"><text:span text:style-name="T3">ii.</text:span>Why We Twitter: Understanding Microblogging Usage and Communities</text:p>
      <text:p text:style-name="P7"><text:span text:style-name="T2">-http://aisl.umbc.edu/resources/369.pdf</text:span></text:p>
      <text:p text:style-name="P7"><text:span text:style-name="T3">iii.</text:span>Tweeting is Believing? Understanding Microblog Credibility Perceptions</text:p>
      <text:p text:style-name="P7"><text:span text:style-name="T3">-http://www.msr-waypoint.com/pubs/155374/tweet_credibility_cscw2012.pdf</text:span></text:p>
      <text:p text:style-name="P8">iv.Identifying topical authorities on microblogs</text:p>
      <text:p text:style-name="P4">v.Cognos: Crowdsourcing Search for</text:p>
      <text:p text:style-name="P5"/>
      <text:p text:style-name="P5"><text:span text:style-name="T3">vi.</text:span>Topic Experts in Microblogs </text:p>
      <text:p text:style-name="P5"><text:span text:style-name="T3">http://www.ccs.neu.edu/home/cbw/5750/papers/twitter_wtf.pdf</text:span></text:p>
      <text:p text:style-name="P5"/>
      <text:p text:style-name="P5"><text:span text:style-name="T3">vii.</text:span>Wikipedia-based Topic Clustering for Microblogs -<text:span text:style-name="T3">https://asis.org/asist2011/proceedings/submissions/186_FINAL_SUBMISSION.pdf</text:span></text:p>
      <text:p text:style-name="P5"/>
      <text:p text:style-name="P4">viii.Mining Topical Influencers Based on the </text:p>
      <text:p text:style-name="P3">Multi-Relational Network in </text:p>
      <text:p text:style-name="P5">Micro-Blogging Sites-<text:span text:style-name="T3">http://www.chinacommunications.cn/fileup/PDF/2013-10-1-008.pdf</text:span></text:p>
      <text:p text:style-name="P2"/>
      <text:p text:style-name="P2"><text:span text:style-name="T1">Κεφάλαιο #2:<text:tab/>Αλγόριθμοι και STORM </text:span></text:p>
      <text:p text:style-name="P2"/>
      <text:p text:style-name="P6">Identifying topical authorities using online streaming data </text:p>
      <text:p text:style-name="P6"/>
      <text:p text:style-name="P1"/>
      <text:p text:style-name="P1">Αλγόριθμοι:<text:tab/>kmeans -kmeans for online clustering </text:p>
      <text:p text:style-name="P1"><text:tab/><text:tab/>fuzzy c means-fuzzy means for online clustering</text:p>
      <text:p text:style-name="P1"><text:tab/><text:tab/>EM Algorithm for online clustering </text:p>
      <text:p text:style-name="P1"><text:tab/><text:tab/>Fusion Lists and borda count </text:p>
      <text:p text:style-name="P1"/>
      <text:p text:style-name="P1"/>
      <text:p text:style-name="P1">Κεφάλαιο #3 : Υλοποιήση </text:p>
      <text:p text:style-name="P1"/>
      <text:p text:style-name="P1">Κεφάλαιο #4: Πειραματική Αξιολόγηση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Abyssinica SIL" svg:font-family="'Abyssinica SIL'" style:font-pitch="variable"/>
    <style:font-face style:name="cmmi10" svg:font-family="cmmi10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8T14:08:42.652958355</meta:creation-date>
    <dc:date>2015-03-18T14:42:05.196602678</dc:date>
    <meta:editing-duration>PT10M26S</meta:editing-duration>
    <meta:editing-cycles>1</meta:editing-cycles>
    <meta:document-statistic meta:table-count="0" meta:image-count="0" meta:object-count="0" meta:page-count="1" meta:paragraph-count="24" meta:word-count="109" meta:character-count="1251" meta:non-whitespace-character-count="1149"/>
    <meta:generator>LibreOffice/4.2.6.3$Linux_X86_64 LibreOffice_project/420m0$Build-3</meta:generator>
  </office:meta>
</office:document-meta>
</file>